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Environment.getDefault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resolveRequiredPlaceholder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getRequired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acceptsProfiles( String ...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getProperty( String key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getRequiredProperty( String key ,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getProperty( String key , Class &lt; T &gt; targetType , 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acceptsProfiles( Profiles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getProperty( String key ,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contains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resolvePlaceholder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Environment.getActive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